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Arial Unicode MS" svg:font-family="'Arial Unicode MS'" style:font-pitch="variable"/>
    <style:font-face style:name="Helvetica Neue1" svg:font-family="'Helvetica Neue'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text-indent="1.27cm"/>
      <style:text-properties fo:font-size="13pt" fo:language="pt" fo:country="BR" style:font-size-asian="13pt" style:font-size-complex="13pt"/>
    </style:style>
    <style:style style:name="P2" style:family="paragraph">
      <style:paragraph-properties fo:margin-left="0cm" fo:margin-right="0cm" fo:margin-top="0.212cm" fo:margin-bottom="0cm" fo:text-align="end" fo:text-indent="1.27cm"/>
      <style:text-properties fo:font-size="13pt" fo:language="pt" fo:country="BR" style:font-size-asian="13pt" style:font-size-complex="13pt"/>
    </style:style>
    <style:style style:name="P3" style:family="paragraph">
      <loext:graphic-properties draw:fill-color="#ffffff"/>
    </style:style>
    <style:style style:name="T1" style:family="text">
      <style:text-properties fo:color="#000000" style:font-name="Helvetica Neue" fo:font-size="48pt" fo:language="pt" fo:country="BR" style:text-underline-style="none" style:font-name-asian="Arial Unicode MS" style:font-size-asian="48pt" style:language-asian="ar" style:country-asian="SA" style:font-size-complex="48pt"/>
    </style:style>
    <style:style style:name="T2" style:family="text">
      <style:text-properties fo:color="#000000" style:font-name="Helvetica Neue" fo:font-size="48pt" fo:language="pt" fo:country="BR" fo:font-style="italic" style:text-underline-style="none" style:font-name-asian="Arial Unicode MS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fo:color="#000000" style:font-name="Liberation Serif" fo:font-size="48pt" fo:language="pt" fo:country="BR" fo:font-style="italic" style:text-underline-style="none" style:font-name-asian="Arial Unicode MS" style:font-size-asian="48pt" style:language-asian="ar" style:country-asian="SA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p text:style-name="P1"><text:span text:style-name="T1">Introdução à programação para ciência e engenharia em </text:span><text:span text:style-name="T2">Python</text:span></text:p>
            <text:p text:style-name="P2"><text:span text:style-name="T3">Iuri Soter Viana Segtov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ogramação em ciência e engenha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linguagem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 ecosistema python científ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Arial Unicode MS" svg:font-family="'Arial Unicode MS'" style:font-pitch="variable"/>
    <style:font-face style:name="Helvetica Neue1" svg:font-family="'Helvetica Neue'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F" style:font-family-generic-asian="roman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1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3T17:23:04.250131544</dc:date>
    <meta:editing-duration>PT6M43S</meta:editing-duration>
    <meta:editing-cycles>3</meta:editing-cycles>
    <meta:generator>LibreOffice/5.4.1.2$Linux_X86_64 LibreOffice_project/ea7cb86e6eeb2bf3a5af73a8f7777ac570321527</meta:generator>
    <meta:document-statistic meta:object-count="341"/>
  </office:meta>
</office:document-meta>
</file>